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2" style:family="paragraph" style:parent-style-name="Standard" style:master-page-name="Standard">
      <style:paragraph-properties fo:line-height="115%" fo:text-align="justify" style:justify-single-word="false" style:page-number="auto" fo:break-before="auto" fo:break-after="auto"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ray Picture</text:p>
      <text:p text:style-name="P1">Kolejny dobry odcinek. Narracja poprowadzona w formie wywiadu wyszła całkiem ciekawie, to idealna odskocznia od sposobu, w jaki zwykle prezentowana jest historia. Dodatkowym plusem takiego rozwiązania jest to, że można było poznać przemyślenia każdej z klaczy. Wszystkie bohaterki otrzymały swoją własną małą rolę i trzeba przyznać, że odegrały ją wręcz fantastyczne. Kolejnym atutem odcinka jest jego przesycenie wszelkimi gagami, żartami i easter eggami, przez co nie dało się nudzić. Jedyny minus to nierozsądek Rarity. Zdawać by się mogło, że właścicielka dwóch butików będzie miała większe pojęcie o ich prowadzeniu, a ona zostawia dosłownie każdą rzecz związaną z wielkim otwarciem na ostatnią chwilę.</text:p>
      <text:p text:style-name="P1">9/10</text:p>
      <text:p text:style-name="P1"/>
      <text:p text:style-name="P1">Gandzia</text:p>
      <text:p text:style-name="P1">Od razu przyznam – zakochałem się w tym odcinku. Chcę go poślubić i mieć z nim dzieci. Już sam pomysł na przedstawienie całej historii w formie wywiadu był genialny, ale to dopiero początek! Dziesiątki nawiązań, odniesień i żartów, umiejętne wykorzystanie wszystkich postaci z Mane 6 i ich charakterów, nawet tempo prowadzenia fabuły i sposób, w jaki udało się rozwiązać wszystkie problemy. Kwintesencja całego serialu, brakowało tylko kolejnego złoczyńcy do pokonania. 11/10, róbcie takich więcej. A teraz przepraszam, idę zobaczyć to jeszcze raz.</text:p>
      <text:p text:style-name="P1"/>
      <text:p text:style-name="P1">Dolar84</text:p>
      <text:p text:style-name="P1">Szczerze mówiąc, odcinek, mimo wielu zalet i przyjemnego charakteru, zupełnie mnie nie zachwycił. Może dlatego, iż po raz kolejny mieliśmy akcję z cyklu „nowy butik = panika”. Temat jakby mi się nieco przejadł. Nawet ciekawa forma jego prowadzenia oraz dużo smaczków nie zdołało zatrzeć we mnie tego niekorzystnego wrażenia. Przyznam, iż były wprost fenomenalne momenty – choćby dyskusje na temat czynszu prowadzone z genialnym akcentem czy remiks Twilight, który zwyczajnie wymiatał. Tak – to dobry odcinek i warto go obejrzeć więcej niż raz. Do mnie zwyczajnie nie przemówił.</text:p>
      <text:p text:style-name="P1"/>
      <text:p text:style-name="P1">Cahan</text:p>
      <text:p text:style-name="P1">Znowu wieje nudą. Nie cierpię Manehattanu. Po prostu mam alergię na to miasto, bo każdy odcinek poza pierwszym jest nudny. Forma może i ciekawa, ale dla mnie męcząca. Fabuła mało ciekawa, ot, otwierają butik i są małe niedogodności. Mam wrażenie, że całość była po prostu nijaka, bowiem nic szczególnego nie zapadło mi w pamięć. Może poza sprzątaczką Twilight.</text:p>
      <text:p text:style-name="P1"/>
      <text:p text:style-name="P1">Macter4</text:p>
      <text:p text:style-name="P1">Lubię takie odcinki. Proste, nieprzekombinowane i z jasnym morałem. Otwarcie czegokolwiek to zawsze jest stres i nieprzewidziane przeszkody. Te przedstawione w odcinku, mimo że czasami bardzo wymyślne, zdarzają się w prawdziwym życiu. Ale to, za co ten odcinek dostał ode mnie wielki plus, to jak wszystkie bohaterki pracowały na sukces Rarity, jednocześnie dowiadując się czegoś o sobie i przyjaźni. Sam odcinek pewnie nie będzie często wspominany przez ludzi, ale to właśnie takie zwyczajne, dobre odcinki zapracowały na opinię całego serialu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 LibreOffice_project/d3bf12ecb743fc0d20e0be0c58ca359301eb705f</meta:generator>
    <dc:title/>
    <meta:initial-creator/>
    <meta:editing-cycles>2</meta:editing-cycles>
    <dc:date>2016-09-18T20:45:45.269000000</dc:date>
    <meta:editing-duration>PT6M58S</meta:editing-duration>
    <meta:document-statistic meta:table-count="0" meta:image-count="0" meta:object-count="0" meta:page-count="1" meta:paragraph-count="11" meta:word-count="414" meta:character-count="2780" meta:non-whitespace-character-count="2373"/>
  </office:meta>
</office:document-meta>
</file>